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dded2" officeooo:paragraph-rsid="001dded2"/>
    </style:style>
    <style:style style:name="P2" style:family="paragraph" style:parent-style-name="Text_20_body">
      <style:text-properties officeooo:rsid="002083ff" officeooo:paragraph-rsid="002083ff"/>
    </style:style>
    <style:style style:name="P3" style:family="paragraph" style:parent-style-name="Text_20_body">
      <style:text-properties officeooo:rsid="0025e400" officeooo:paragraph-rsid="0025e400"/>
    </style:style>
    <style:style style:name="P4" style:family="paragraph" style:parent-style-name="Text_20_body">
      <style:text-properties officeooo:paragraph-rsid="0025e400"/>
    </style:style>
    <style:style style:name="P5" style:family="paragraph" style:parent-style-name="Title">
      <style:text-properties officeooo:rsid="001dded2" officeooo:paragraph-rsid="001dded2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-color="#b2b2b2"/>
    </style:style>
    <style:style style:name="P10" style:family="paragraph">
      <loext:graphic-properties draw:fill-color="#b2b2b2"/>
      <style:text-properties fo:font-size="12pt"/>
    </style:style>
    <style:style style:name="P11" style:family="paragraph">
      <loext:graphic-properties draw:fill-color="#b2b2b2"/>
      <style:paragraph-properties fo:text-align="center"/>
    </style:style>
    <style:style style:name="T1" style:family="text">
      <style:text-properties officeooo:rsid="001e91f1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6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b2b2b2" draw:textarea-horizontal-align="justify" draw:textarea-vertical-align="middle" draw:auto-grow-height="false" fo:min-height="2.805cm" fo:min-width="4.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b2b2b2" draw:textarea-horizontal-align="justify" draw:textarea-vertical-align="middle" draw:auto-grow-height="false" fo:min-height="2.753cm" fo:min-width="4.1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b2b2b2" draw:textarea-horizontal-align="justify" draw:textarea-vertical-align="middle" draw:auto-grow-height="false" fo:min-height="2.856cm" fo:min-width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pring JDBC </text:p>
      <text:p text:style-name="P1"><text:tab/><text:tab/><text:tab/><text:tab/><text:tab/><text:tab/><text:tab/><text:tab/><text:tab/>- <text:span text:style-name="T1">by Shivansh Srivastava.</text:span></text:p>
      <text:p text:style-name="P2">Spring JDBC is a powerful mechanism to connect to the database and execute SQL queries.</text:p>
      <text:h text:style-name="Heading_20_3" text:outline-level="3">JdbcTemplate:</text:h>
      <text:p text:style-name="P3"><draw:frame text:anchor-type="paragraph" draw:z-index="3" draw:name="Shape4" draw:style-name="gr6" draw:text-style-name="P8" svg:width="3.096cm" svg:height="0.53cm" svg:x="11.913cm" svg:y="0.945cm"><draw:text-box><text:p><text:span text:style-name="T2">Interface</text:span></text:p></draw:text-box></draw:frame>Spring JDBC provide class JdbcTemplate which has all the important methods to perform operation <text:s/>with database.</text:p>
      <text:p text:style-name="P4"><draw:custom-shape text:anchor-type="paragraph" draw:z-index="0" draw:name="Shape1" draw:style-name="gr9" draw:text-style-name="P11" svg:width="3.493cm" svg:height="2.857cm" svg:x="2.944cm" svg:y="0.162cm"><text:p><text:s text:c="5"/>dataSource</text:p><draw:enhanced-geometry svg:viewBox="0 0 21600 21600" draw:type="rectangle" draw:enhanced-path="M 0 0 L 21600 0 21600 21600 0 21600 0 0 Z N"/></draw:custom-shape><draw:frame text:anchor-type="paragraph" draw:z-index="1" draw:name="Shape2" draw:style-name="gr8" draw:text-style-name="P6" svg:width="3.017cm" svg:height="2.437cm" svg:x="3.394cm" svg:y="3.016cm"><draw:text-box><text:p><text:span text:style-name="T2">JdbcTemplate</text:span></text:p><text:p>(It will fire queries like insert, delete, update, select...)</text:p></draw:text-box></draw:frame><draw:custom-shape text:anchor-type="paragraph" draw:z-index="2" draw:name="Shape3" draw:style-name="gr7" draw:text-style-name="P10" svg:width="4.156cm" svg:height="2.754cm" svg:x="10.67cm" svg:y="0.109cm"><text:p><text:s/>Contains methods for</text:p><text:p><text:s/>DataSource setup.</text:p><draw:enhanced-geometry svg:viewBox="0 0 21600 21600" draw:type="rectangle" draw:enhanced-path="M 0 0 L 21600 0 21600 21600 0 21600 0 0 Z N"/></draw:custom-shape><draw:line text:anchor-type="paragraph" draw:z-index="4" draw:name="Shape5" draw:style-name="gr2" draw:text-style-name="P7" svg:x1="6.436cm" svg:y1="1.564cm" svg:x2="10.671cm" svg:y2="1.538cm"><text:p/></draw:line><draw:frame text:anchor-type="paragraph" draw:z-index="5" draw:name="Shape6" draw:style-name="gr5" draw:text-style-name="P8" svg:width="2.911cm" svg:height="0.606cm" svg:x="11.516cm" svg:y="2.863cm"><draw:text-box><text:p><text:span text:style-name="T2">DataSource</text:span></text:p></draw:text-box></draw:frame><draw:custom-shape text:anchor-type="paragraph" draw:z-index="6" draw:name="Shape7" draw:style-name="gr4" draw:text-style-name="P9" svg:width="4.71cm" svg:height="2.805cm" svg:x="9.585cm" svg:y="5.216cm"><text:p><text:s text:c="4"/>driverClassName = ?</text:p><text:p><text:s text:c="4"/>url = ?</text:p><text:p><text:s text:c="4"/>username = ?</text:p><text:p><text:s text:c="4"/>password = ?</text:p><draw:enhanced-geometry svg:viewBox="0 0 21600 21600" draw:type="rectangle" draw:enhanced-path="M 0 0 L 21600 0 21600 21600 0 21600 0 0 Z N"/></draw:custom-shape><draw:frame text:anchor-type="paragraph" draw:z-index="7" draw:name="Shape8" draw:style-name="gr3" draw:text-style-name="P8" svg:width="5.081cm" svg:height="0.634cm" svg:x="9.453cm" svg:y="8.047cm"><draw:text-box><text:p><text:span text:style-name="T2">DriverManagerDataSource</text:span></text:p></draw:text-box></draw:frame><draw:line text:anchor-type="paragraph" draw:z-index="8" draw:name="Shape9" draw:style-name="gr2" draw:text-style-name="P7" svg:x1="11.119cm" svg:y1="5.216cm" svg:x2="11.093cm" svg:y2="2.861cm"><text:p/></draw:line><draw:frame text:anchor-type="paragraph" draw:z-index="9" draw:name="Shape10" draw:style-name="gr1" draw:text-style-name="P6" svg:width="2.356cm" svg:height="0.489cm" svg:x="11.252cm" svg:y="3.881cm"><draw:text-box><text:p>implements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21:49:51.517331798</meta:creation-date>
    <dc:date>2021-05-19T11:59:17.493593712</dc:date>
    <meta:editing-duration>PT24M9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5" meta:word-count="38" meta:character-count="257" meta:non-whitespace-character-count="213"/>
  </office:meta>
</office:document-meta>
</file>